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 office:value-type="float" office:value="8351" calcext:value-type="float">
            <text:p>8351</text:p>
          </table:table-cell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201.196688175" calcext:value-type="float">
            <text:p>201,196688175</text:p>
          </table:table-cell>
          <table:table-cell office:value-type="float" office:value="16.186549902" calcext:value-type="float">
            <text:p>16,1865499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 office:value-type="float" office:value="7928" calcext:value-type="float">
            <text:p>7928</text:p>
          </table:table-cell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263.391428947" calcext:value-type="float">
            <text:p>263,391428947</text:p>
          </table:table-cell>
          <table:table-cell office:value-type="float" office:value="15.3428287506" calcext:value-type="float">
            <text:p>15,34282875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234.906958818" calcext:value-type="float">
            <text:p>234,906958818</text:p>
          </table:table-cell>
          <table:table-cell office:value-type="float" office:value="16.2585890293" calcext:value-type="float">
            <text:p>16,258589029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260" calcext:value-type="float">
            <text:p>8260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74.825818062" calcext:value-type="float">
            <text:p>174,825818062</text:p>
          </table:table-cell>
          <table:table-cell office:value-type="float" office:value="15.996325016" calcext:value-type="float">
            <text:p>15,99632501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254" calcext:value-type="float">
            <text:p>8254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268.471024036" calcext:value-type="float">
            <text:p>268,471024036</text:p>
          </table:table-cell>
          <table:table-cell office:value-type="float" office:value="16.0239121914" calcext:value-type="float">
            <text:p>16,023912191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348336905612" calcext:value-type="float">
            <text:p>99,63</text:p>
          </table:table-cell>
          <table:table-cell table:style-name="ce3" table:formula="of:=([.F7]/12597)*100" office:value-type="float" office:value="0.365166309438755" calcext:value-type="float">
            <text:p>0,37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200.770633936" calcext:value-type="float">
            <text:p>200,770633936</text:p>
          </table:table-cell>
          <table:table-cell office:value-type="float" office:value="16.0639929771" calcext:value-type="float">
            <text:p>16,063992977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777248551242" calcext:value-type="float">
            <text:p>99,78</text:p>
          </table:table-cell>
          <table:table-cell table:style-name="ce3" table:formula="of:=([.F8]/12597)*100" office:value-type="float" office:value="0.222275144875764" calcext:value-type="float">
            <text:p>0,22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250.168678045" calcext:value-type="float">
            <text:p>250,168678045</text:p>
          </table:table-cell>
          <table:table-cell office:value-type="float" office:value="16.1127581596" calcext:value-type="float">
            <text:p>16,11275815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459712629991" calcext:value-type="float">
            <text:p>99,75</text:p>
          </table:table-cell>
          <table:table-cell table:style-name="ce3" table:formula="of:=([.F9]/12597)*100" office:value-type="float" office:value="0.254028737000873" calcext:value-type="float">
            <text:p>0,25</text:p>
          </table:table-cell>
          <table:table-cell office:value-type="float" office:value="8297" calcext:value-type="float">
            <text:p>8297</text:p>
          </table:table-cell>
          <table:table-cell table:style-name="ce4" table:formula="of:=[.E25]+[.H25]"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508.954661846" calcext:value-type="float">
            <text:p>508,954661846</text:p>
          </table:table-cell>
          <table:table-cell office:value-type="float" office:value="16.9158058167" calcext:value-type="float">
            <text:p>16,91580581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745256807176" calcext:value-type="float">
            <text:p>99,67</text:p>
          </table:table-cell>
          <table:table-cell table:style-name="ce3" table:formula="of:=([.F10]/12597)*100" office:value-type="float" office:value="0.325474319282369" calcext:value-type="float">
            <text:p>0,33</text:p>
          </table:table-cell>
          <table:table-cell office:value-type="float" office:value="8433" calcext:value-type="float">
            <text:p>8433</text:p>
          </table:table-cell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217.173516035" calcext:value-type="float">
            <text:p>217,173516035</text:p>
          </table:table-cell>
          <table:table-cell office:value-type="float" office:value="16.3736188412" calcext:value-type="float">
            <text:p>16,373618841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 office:value-type="float" office:value="8410" calcext:value-type="float">
            <text:p>8410</text:p>
          </table:table-cell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191.401864052" calcext:value-type="float">
            <text:p>191,401864052</text:p>
          </table:table-cell>
          <table:table-cell office:value-type="float" office:value="16.3223350048" calcext:value-type="float">
            <text:p>16,32233500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1655155989" calcext:value-type="float">
            <text:p>99,6951655156</text:p>
          </table:table-cell>
          <table:table-cell table:formula="of:=AVERAGE([.C2:.C11])" office:value-type="float" office:value="0.304834484401048" calcext:value-type="float">
            <text:p>0,3048344844</text:p>
          </table:table-cell>
          <table:table-cell table:formula="of:=SUM([.D2:.D11])/10" office:value-type="float" office:value="8289.3" calcext:value-type="float">
            <text:p>8289,3</text:p>
          </table:table-cell>
          <table:table-cell table:formula="of:=AVERAGE([.E2:.E11])" office:value-type="float" office:value="12558.6" calcext:value-type="float">
            <text:p>12558,6</text:p>
          </table:table-cell>
          <table:table-cell table:formula="of:=AVERAGE([.F2:.F11])" office:value-type="float" office:value="38.4" calcext:value-type="float">
            <text:p>38,4</text:p>
          </table:table-cell>
          <table:table-cell table:formula="of:=SUM([.G2:.G11])/10" office:value-type="float" office:value="251.1261271952" calcext:value-type="float">
            <text:p>251,1261271952</text:p>
          </table:table-cell>
          <table:table-cell table:formula="of:=SUM([.H2:.H11])/10" office:value-type="float" office:value="16.15967156887" calcext:value-type="float">
            <text:p>16,15967156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037628006668" calcext:value-type="float">
            <text:p>0,6580376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38" calcext:value-type="float">
            <text:p>673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12597-SUM([.E19:.G19])" office:value-type="float" office:value="6647" calcext:value-type="float">
            <text:p>664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37" calcext:value-type="float">
            <text:p>67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12597-SUM([.E21:.G21])" office:value-type="float" office:value="6704" calcext:value-type="float">
            <text:p>67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918" calcext:value-type="float">
            <text:p>59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631" calcext:value-type="float">
            <text:p>663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768" calcext:value-type="float">
            <text:p>676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9" calcext:value-type="float">
            <text:p>67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7" calcext:value-type="float">
            <text:p>57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829" calcext:value-type="float">
            <text:p>68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737" calcext:value-type="float">
            <text:p>673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165515599" calcext:value-type="float">
            <text:p>0,9969516552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834484401048" calcext:value-type="float">
            <text:p>0,0030483448</text:p>
          </table:table-cell>
          <table:table-cell table:number-columns-repeated="2"/>
          <table:table-cell table:formula="of:=SUM([.E18:.E27])" office:value-type="float" office:value="58445" calcext:value-type="float">
            <text:p>58445</text:p>
          </table:table-cell>
          <table:table-cell table:formula="of:=SUM([.F18:.F27])" office:value-type="float" office:value="202" calcext:value-type="float">
            <text:p>202</text:p>
          </table:table-cell>
          <table:table-cell table:formula="of:=SUM([.G18:.G27])" office:value-type="float" office:value="182" calcext:value-type="float">
            <text:p>182</text:p>
          </table:table-cell>
          <table:table-cell table:formula="of:=SUM([.H18:.H27])" office:value-type="float" office:value="67141" calcext:value-type="float">
            <text:p>6714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0:31.6836214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2S</meta:editing-duration>
    <meta:editing-cycles>7</meta:editing-cycles>
    <meta:generator>LibreOffice/5.1.6.2$Linux_X86_64 LibreOffice_project/10m0$Build-2</meta:generator>
    <dc:date>2018-01-24T00:01:03.733191518</dc:date>
    <meta:document-statistic meta:table-count="1" meta:cell-count="181" meta:object-count="0"/>
  </office:meta>
</office:document-meta>
</file>